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table:formula="of:=5/13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09-19">00/00/0000</text:date>, <text:time style:data-style-name="N2" text:time-value="16:58:09.145660710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8-24T14:05:39</meta:creation-date>
    <dc:date>2021-09-19T17:26:56.259492817</dc:date>
    <meta:editing-duration>PT30M37S</meta:editing-duration>
    <meta:editing-cycles>8</meta:editing-cycles>
    <meta:document-statistic meta:table-count="1" meta:cell-count="131" meta:object-count="0"/>
  </office:meta>
</office:document-meta>
</file>